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83d27" officeooo:paragraph-rsid="00083d27" style:font-size-asian="12pt" style:font-size-complex="12pt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93001" officeooo:paragraph-rsid="00093001" style:font-size-asian="12pt" style:font-size-complex="12pt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9c72cc" officeooo:paragraph-rsid="009c72cc" style:font-size-asian="12pt" style:font-size-complex="12pt"/>
    </style:style>
    <style:style style:name="P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2ab80e" officeooo:paragraph-rsid="002ef6e1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3679b2" officeooo:paragraph-rsid="003679b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41ef3a" officeooo:paragraph-rsid="0041ef3a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991c43" officeooo:paragraph-rsid="00991c4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163d04" officeooo:paragraph-rsid="00163d04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3a623d" officeooo:paragraph-rsid="003a623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3cc63b" officeooo:paragraph-rsid="003cc63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6f3fcd" officeooo:paragraph-rsid="006f3fcd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801067" officeooo:paragraph-rsid="0080106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3679b2" officeooo:paragraph-rsid="003679b2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41ef3a" officeooo:paragraph-rsid="0041ef3a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10pt" fo:font-weight="normal" officeooo:rsid="0013c1c2" officeooo:paragraph-rsid="0013c1c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10pt" fo:font-weight="normal" officeooo:rsid="007df38f" officeooo:paragraph-rsid="007df38f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10pt" fo:font-weight="normal" officeooo:rsid="003cc63b" officeooo:paragraph-rsid="003cc63b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Mono NF Medium" fo:font-size="8pt" fo:font-weight="normal" officeooo:rsid="00991c43" officeooo:paragraph-rsid="00991c43" style:font-size-asian="7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83d27" officeooo:paragraph-rsid="00b1a603" style:font-size-asian="12pt" style:font-size-complex="12pt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93001" officeooo:paragraph-rsid="00b1a603" style:font-size-asian="12pt" style:font-size-complex="12pt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9c72cc" officeooo:paragraph-rsid="00b1a603" style:font-size-asian="12pt" style:font-size-complex="12pt"/>
    </style:style>
    <style:style style:name="P2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bold" officeooo:rsid="00781a63" officeooo:paragraph-rsid="00ae3975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officeooo:paragraph-rsid="00b1a603"/>
    </style:style>
    <style:style style:name="P2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10pt" fo:font-style="italic" fo:font-weight="normal" officeooo:rsid="00b1a603" officeooo:paragraph-rsid="00b1a603" style:font-size-asian="8.75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Mono NF Medium" fo:font-size="8pt" fo:font-style="italic" fo:font-weight="normal" officeooo:rsid="00b1a603" officeooo:paragraph-rsid="00b1a603" style:font-size-asian="7pt" style:font-style-asian="italic" style:font-weight-asian="normal" style:font-size-complex="8pt" style:font-style-complex="italic" style:font-weight-complex="normal"/>
    </style:style>
    <style:style style:name="P2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10pt" fo:font-style="italic" fo:font-weight="normal" officeooo:rsid="00b1a603" officeooo:paragraph-rsid="00b1a603" style:font-size-asian="8.75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officeooo:paragraph-rsid="00b1a603"/>
    </style:style>
    <style:style style:name="P31" style:family="paragraph" style:parent-style-name="pag2">
      <style:text-properties officeooo:paragraph-rsid="00b1a603"/>
    </style:style>
    <style:style style:name="T1" style:family="text">
      <style:text-properties officeooo:rsid="003019d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c7ac9" style:font-style-asian="italic" style:font-style-complex="italic"/>
    </style:style>
    <style:style style:name="T4" style:family="text">
      <style:text-properties fo:font-style="italic" officeooo:rsid="005b06aa" style:font-style-asian="italic" style:font-style-complex="italic"/>
    </style:style>
    <style:style style:name="T5" style:family="text">
      <style:text-properties style:font-name="Latin Modern Math"/>
    </style:style>
    <style:style style:name="T6" style:family="text">
      <style:text-properties style:font-name="Latin Modern Math" officeooo:rsid="00464f90"/>
    </style:style>
    <style:style style:name="T7" style:family="text">
      <style:text-properties style:font-name="Latin Modern Math" fo:font-size="12pt" officeooo:rsid="008f90d5" style:font-size-asian="12pt" style:font-size-complex="12pt"/>
    </style:style>
    <style:style style:name="T8" style:family="text">
      <style:text-properties style:font-name="Latin Modern Math" fo:font-size="12pt" officeooo:rsid="009036bd" style:font-size-asian="12pt" style:font-size-complex="12pt"/>
    </style:style>
    <style:style style:name="T9" style:family="text">
      <style:text-properties officeooo:rsid="0016e9a3"/>
    </style:style>
    <style:style style:name="T10" style:family="text">
      <style:text-properties officeooo:rsid="00189377"/>
    </style:style>
    <style:style style:name="T11" style:family="text">
      <style:text-properties officeooo:rsid="0019126e"/>
    </style:style>
    <style:style style:name="T12" style:family="text">
      <style:text-properties officeooo:rsid="002de57b"/>
    </style:style>
    <style:style style:name="T13" style:family="text">
      <style:text-properties officeooo:rsid="00374040"/>
    </style:style>
    <style:style style:name="T14" style:family="text">
      <style:text-properties officeooo:rsid="0037fc7d"/>
    </style:style>
    <style:style style:name="T15" style:family="text">
      <style:text-properties officeooo:rsid="003b2362"/>
    </style:style>
    <style:style style:name="T16" style:family="text">
      <style:text-properties officeooo:rsid="003e3598"/>
    </style:style>
    <style:style style:name="T17" style:family="text">
      <style:text-properties officeooo:rsid="00402ea4"/>
    </style:style>
    <style:style style:name="T18" style:family="text">
      <style:text-properties officeooo:rsid="004b4c71"/>
    </style:style>
    <style:style style:name="T19" style:family="text">
      <style:text-properties officeooo:rsid="00564586"/>
    </style:style>
    <style:style style:name="T20" style:family="text">
      <style:text-properties officeooo:rsid="0059e144"/>
    </style:style>
    <style:style style:name="T21" style:family="text">
      <style:text-properties officeooo:rsid="005b06aa"/>
    </style:style>
    <style:style style:name="T22" style:family="text">
      <style:text-properties officeooo:rsid="005c6186"/>
    </style:style>
    <style:style style:name="T23" style:family="text">
      <style:text-properties officeooo:rsid="0062aa1d"/>
    </style:style>
    <style:style style:name="T24" style:family="text">
      <style:text-properties officeooo:rsid="0064953d"/>
    </style:style>
    <style:style style:name="T25" style:family="text">
      <style:text-properties officeooo:rsid="0069a5de"/>
    </style:style>
    <style:style style:name="T26" style:family="text">
      <style:text-properties style:text-position="sub 58%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71e5dd"/>
    </style:style>
    <style:style style:name="T29" style:family="text">
      <style:text-properties style:text-position="0% 100%" officeooo:rsid="00724bce"/>
    </style:style>
    <style:style style:name="T30" style:family="text">
      <style:text-properties style:text-position="0% 100%" officeooo:rsid="007372c9"/>
    </style:style>
    <style:style style:name="T31" style:family="text">
      <style:text-properties style:text-position="0% 100%" officeooo:rsid="00749c3b"/>
    </style:style>
    <style:style style:name="T32" style:family="text">
      <style:text-properties style:text-position="0% 100%" officeooo:rsid="0075eb3d"/>
    </style:style>
    <style:style style:name="T33" style:family="text">
      <style:text-properties style:text-position="0% 100%" officeooo:rsid="00769554"/>
    </style:style>
    <style:style style:name="T34" style:family="text">
      <style:text-properties style:text-position="0% 100%" officeooo:rsid="007f68ad"/>
    </style:style>
    <style:style style:name="T35" style:family="text">
      <style:text-properties style:text-position="0% 100%" officeooo:rsid="0082a684"/>
    </style:style>
    <style:style style:name="T36" style:family="text">
      <style:text-properties style:text-position="0% 100%" officeooo:rsid="00879ddc"/>
    </style:style>
    <style:style style:name="T37" style:family="text">
      <style:text-properties style:text-position="0% 100%" officeooo:rsid="0088d8da"/>
    </style:style>
    <style:style style:name="T38" style:family="text">
      <style:text-properties style:text-position="0% 100%" officeooo:rsid="008e94d3"/>
    </style:style>
    <style:style style:name="T39" style:family="text">
      <style:text-properties style:text-position="0% 100%" officeooo:rsid="00946315"/>
    </style:style>
    <style:style style:name="T40" style:family="text">
      <style:text-properties style:text-position="0% 100%" style:font-name="Latin Modern Math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font-style="italic" officeooo:rsid="008e94d3" style:font-style-asian="italic" style:font-style-complex="italic"/>
    </style:style>
    <style:style style:name="T43" style:family="text">
      <style:text-properties style:text-position="0% 100%" fo:font-style="italic" officeooo:rsid="00a1055c" style:font-style-asian="italic" style:font-style-complex="italic"/>
    </style:style>
    <style:style style:name="T44" style:family="text">
      <style:text-properties style:text-position="0% 100%" style:font-name="Latin Modern Roman" fo:font-size="10pt" fo:font-style="normal" fo:font-weight="normal" officeooo:rsid="00b1a603" style:font-size-asian="8.75pt" style:font-style-asian="normal" style:font-weight-asian="normal" style:font-size-complex="10pt" style:font-style-complex="normal" style:font-weight-complex="normal"/>
    </style:style>
    <style:style style:name="T45" style:family="text">
      <style:text-properties officeooo:rsid="0070cc59"/>
    </style:style>
    <style:style style:name="T46" style:family="text">
      <style:text-properties officeooo:rsid="00724bce"/>
    </style:style>
    <style:style style:name="T47" style:family="text">
      <style:text-properties style:font-name="JetBrainsMono NF Medium"/>
    </style:style>
    <style:style style:name="T48" style:family="text">
      <style:text-properties officeooo:rsid="00960c8c"/>
    </style:style>
    <style:style style:name="T49" style:family="text">
      <style:text-properties officeooo:rsid="009ab671"/>
    </style:style>
    <style:style style:name="T50" style:family="text">
      <style:text-properties officeooo:rsid="009f2661"/>
    </style:style>
    <style:style style:name="T51" style:family="text">
      <style:text-properties officeooo:rsid="00547500"/>
    </style:style>
    <style:style style:name="T52" style:family="text">
      <style:text-properties officeooo:rsid="0084fb3e"/>
    </style:style>
    <style:style style:name="T53" style:family="text">
      <style:text-properties officeooo:rsid="00797254"/>
    </style:style>
    <style:style style:name="T54" style:family="text">
      <style:text-properties officeooo:rsid="0082a684"/>
    </style:style>
    <style:style style:name="T55" style:family="text">
      <style:text-properties officeooo:rsid="00944ae3"/>
    </style:style>
    <style:style style:name="T56" style:family="text">
      <style:text-properties officeooo:rsid="0092a8e9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officeooo:rsid="00a389bb"/>
    </style:style>
    <style:style style:name="T59" style:family="text">
      <style:text-properties officeooo:rsid="00a62646"/>
    </style:style>
    <style:style style:name="T60" style:family="text">
      <style:text-properties officeooo:rsid="0044a81e"/>
    </style:style>
    <style:style style:name="T61" style:family="text">
      <style:text-properties officeooo:rsid="00ae3975"/>
    </style:style>
    <style:style style:name="T62" style:family="text">
      <style:text-properties style:font-name="Latin Modern Roman" fo:font-size="12pt" fo:font-style="italic" officeooo:rsid="00316630" style:font-size-asian="12pt" style:font-style-asian="italic" style:font-size-complex="12pt" style:font-style-complex="italic"/>
    </style:style>
    <style:style style:name="T63" style:family="text">
      <style:text-properties style:font-name="Latin Modern Roman" fo:font-size="12pt" fo:font-style="italic" officeooo:rsid="0038b2d7" style:font-size-asian="12pt" style:font-style-asian="italic" style:font-size-complex="12pt" style:font-style-complex="italic"/>
    </style:style>
    <style:style style:name="T64" style:family="text">
      <style:text-properties style:font-name="Latin Modern Roman" fo:font-size="12pt" officeooo:rsid="0038b2d7" style:font-size-asian="12pt" style:font-size-complex="12pt"/>
    </style:style>
    <style:style style:name="T65" style:family="text">
      <style:text-properties style:font-name="Latin Modern Roman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Disclaimer</text:span> – <text:span text:style-name="T52">A</text:span><text:span text:style-name="T53">ntes de se iniciar a leitura deste relatório, deve-se saber que: em todos os testes, foi utilizado um vetor de 100000 elementos; para os algoritmos de busca, assume-se que o vetor está ordenado; </text:span><text:span text:style-name="T54">todos os algoritmos descritos neste relatório foram implementados </text:span><text:span text:style-name="T55">em C, </text:span><text:span text:style-name="T54">de maneira recursiva, e o teste de cada um deles está neste diretório; </text:span><text:span text:style-name="T61">em “main.c”, todos os algoritmos são testados de uma vez, com números aleatórios em um vetor de 100000 elementos;</text:span><text:span text:style-name="T54"> </text:span><text:span text:style-name="T56">todos os testes foram feitos no Fedora Linux 38.</text:span></text:p>
      <text:p text:style-name="P17">I. Busca sequencial <text:span text:style-name="T21">ingênua</text:span></text:p>
      <text:p text:style-name="P8">A <text:span text:style-name="T2">busca sequencial </text:span><text:span text:style-name="T4">ingênua</text:span> é um algoritmo de busca <text:span text:style-name="T10">feito com a intenção </text:span><text:span text:style-name="T11">de</text:span> <text:span text:style-name="T9">verificar</text:span> os elementos do vetor <text:span text:style-name="T12">sequencialmente</text:span>, até que se ache o valor desejado <text:span text:style-name="T20">ou um elemento menor </text:span><text:span text:style-name="T22">que esse valor.</text:span></text:p>
      <text:p text:style-name="P4"><text:span text:style-name="T2">Melhor caso</text:span> –<text:span text:style-name="T5"> </text:span><text:span text:style-name="T6">Temos </text:span><text:span text:style-name="T5">a seguinte saída:</text:span></text:p>
      <text:p text:style-name="P13">T<text:span text:style-name="T47">empo de exec. da busca sequencial: 0.000000s</text:span></text:p>
      <text:p text:style-name="P14">Comparações feitas: 1</text:p>
      <text:p text:style-name="P14">99999 está na posição 99999</text:p>
      <text:p text:style-name="P5">Ocorreu apenas uma única comparação, e o valor foi encontrado quase que imediatamente. <text:span text:style-name="T13">Isso aconteceu pois o valor a ser encontrado estava na primeira posição </text:span><text:span text:style-name="T19">a ser </text:span><text:span text:style-name="T13">verif</text:span><text:span text:style-name="T14">icada no vetor.</text:span></text:p>
      <text:p text:style-name="P5"><text:span text:style-name="T2">Pior caso</text:span> – <text:span text:style-name="T51">T</text:span>emos um comportamento bem diferente na saída dada pelo programa:</text:p>
      <text:p text:style-name="P15">Tempo de exec. da busca sequencial: 0.003<text:span text:style-name="T24">195</text:span>s</text:p>
      <text:p text:style-name="P15">Comparações feitas: <text:span text:style-name="T59">99999</text:span></text:p>
      <text:p text:style-name="P15">-1<text:span text:style-name="T23">0</text:span> está na posição -1</text:p>
      <text:p text:style-name="P15">-1<text:span text:style-name="T50">0</text:span> não está no vetor</text:p>
      <text:p text:style-name="P9">Percebe-se uma drástica diferença <text:span text:style-name="T16">no </text:span>número de comparações feitas e <text:span text:style-name="T17">n</text:span>o tempo de execução. Isso ocorre pois todos os elementos do vetor foram ver<text:span text:style-name="T15">i</text:span>ficados.</text:p>
      <text:p text:style-name="P19">II. Busca binária</text:p>
      <text:p text:style-name="P10">A <text:span text:style-name="T2">busca binária</text:span> é um algoritmo de busca que divide o vetor pela metade repetidamente até que se ache o valor desejado <text:span text:style-name="T18">(divisão e conquista)</text:span>.</text:p>
      <text:p text:style-name="P6"><text:span text:style-name="T2">Melhor </text:span><text:span text:style-name="T3">e pior caso</text:span> – T<text:span text:style-name="T60">emos a seguinte saída:</text:span></text:p>
      <text:p text:style-name="P16">Tempo de exec. da busca binária: 0.0000<text:span text:style-name="T46">01</text:span>s</text:p>
      <text:p text:style-name="P16">Comparações feitas: <text:span text:style-name="T25">17</text:span></text:p>
      <text:p text:style-name="P16">0 está na posição 0</text:p>
      <text:p text:style-name="P11">Foi considerado o pior caso para <text:span text:style-name="T45">a </text:span>execução deste algoritmo, pois a diferença entre e<text:span text:style-name="T48">sse e o melhor </text:span><text:span text:style-name="T49">caso</text:span><text:span text:style-name="T48"> é </text:span>de apenas uma comparação. Logo, podemos dizer que o melhor caso é aproximadamente igual ao pio<text:span text:style-name="T58">r</text:span>, que é de <text:span text:style-name="T2">floor</text:span>(log<text:span text:style-name="T26">2</text:span><text:span text:style-name="T27">(</text:span><text:span text:style-name="T43">n</text:span><text:span text:style-name="T27">)) </text:span><text:span text:style-name="T39">+ 1</text:span><text:span text:style-name="T27">. </text:span><text:span text:style-name="T28">Existe uma diferença brutal n</text:span><text:span text:style-name="T29">o número de comparações</text:span><text:span text:style-name="T28"> e tempo de execução entr</text:span><text:span text:style-name="T29">e</text:span><text:span text:style-name="T28"> a busca sequencial </text:span><text:span text:style-name="T35">ingênua</text:span><text:span text:style-name="T28"> e a busca binária. </text:span><text:span text:style-name="T29">No melhor caso possível, a busca sequencial é mais e</text:span><text:span text:style-name="T30">ficiente, tendo uma execução quase imediata com uma comparação. Entretanto, no pior caso possível, a busca binária se prova muito mais eficiente, </text:span><text:span text:style-name="T31">tanto no tempo de execução quanto no número de comparações</text:span><text:span text:style-name="T30">. </text:span><text:span text:style-name="T32">Portanto, p</text:span><text:span text:style-name="T33">ara um vetor ordenado, pode-se concluir que a melhor opção é utilizar a busca binária.</text:span></text:p>
      <text:p text:style-name="P18"><text:span text:style-name="T33">I</text:span><text:span text:style-name="T27">II. Inserti</text:span><text:span text:style-name="T34">on sort</text:span></text:p>
      <text:p text:style-name="P12"><text:span text:style-name="T34">O </text:span><text:span text:style-name="T41">insertion sort</text:span><text:span text:style-name="T27"> é um </text:span><text:span text:style-name="T37">a</text:span><text:span text:style-name="T36">lgoritmo de ordenação que “insere” valores em sub-vetores ordenados que pertencem ao vetor principal. </text:span><text:span text:style-name="T38">A inserção ocorre até que o vetor todo esteja ordenado.</text:span></text:p>
      <text:p text:style-name="P7"><text:span text:style-name="T42">M</text:span><text:span text:style-name="T41">elhor caso</text:span><text:span text:style-name="T27"> –</text:span><text:span text:style-name="T40"> </text:span><text:span text:style-name="T27">Temos a seguinte saída:</text:span></text:p>
      <text:p text:style-name="P20">Tempo de exec. do insertion sort: 0.002880s</text:p>
      <text:p text:style-name="P20">Comparações feitas: 99999</text:p>
      <text:p text:style-name="P26">Percebe-se um evento quase linear no melhor caso do algoritmo, no qual ocorrem <text:span text:style-name="T2">n –</text:span><text:span text:style-name="T57"> 1 comparações no total (aproximadamente </text:span><text:span text:style-name="T2">n</text:span><text:span text:style-name="T57">).</text:span></text:p>
      <text:p text:style-name="P26">Pior caso<text:span text:style-name="T57"> – No pior caso, temos um comportamento drasticamente diferente:</text:span></text:p>
      <text:p text:style-name="P27"><text:span text:style-name="T57">Tempo de exec. do insertion sort: 24.370096s</text:span></text:p>
      <text:p text:style-name="P27"><text:span text:style-name="T57">Comparações feitas: 5000049999</text:span></text:p>
      <text:p text:style-name="P25"><text:span text:style-name="T44">No qual temos um tempo de execução enorme, de 24.3 segundos, com mais de 5 bilhões de comparações. </text:span></text:p>
      <text:p text:style-name="P25"><text:span text:style-name="T44"/></text:p>
      <text:p text:style-name="P25"><text:span text:style-name="T44"/></text:p>
      <text:p text:style-name="P25"><text:soft-page-break/><text:span text:style-name="T44"/></text:p>
      <text:p text:style-name="Standard"/>
      <text:p text:style-name="P25"><text:span text:style-name="T44"/></text:p>
      <text:p text:style-name="P25"><text:span text:style-name="T44"/></text:p>
      <text:p text:style-name="P25"><text:span text:style-name="T44"/></text:p>
      <text:p text:style-name="P25"><text:span text:style-name="T44"/></text:p>
      <text:p text:style-name="P25"><text:span text:style-name="T44"/></text:p>
      <text:p text:style-name="P25"><text:span text:style-name="T44"/></text:p>
      <text:p text:style-name="P25"><text:span text:style-name="T4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g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family="'Latin Modern Math'" style:font-pitch="variable" fo:font-size="12pt" officeooo:rsid="0007c68c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83d27" officeooo:paragraph-rsid="00b1a603" style:font-size-asian="12pt" style:font-size-complex="12pt"/>
    </style:style>
    <style:style style:name="MP2" style:family="paragraph" style:parent-style-name="pag2">
      <style:text-properties officeooo:paragraph-rsid="00b1a603"/>
    </style:style>
    <style:style style:name="MP3" style:family="paragraph" style:parent-style-name="Standard">
      <style:paragraph-properties fo:text-align="center" style:justify-single-word="false"/>
      <style:text-properties officeooo:paragraph-rsid="00b1a603"/>
    </style:style>
    <style:style style:name="MP4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93001" officeooo:paragraph-rsid="00b1a603" style:font-size-asian="12pt" style:font-size-complex="12pt"/>
    </style:style>
    <style:style style:name="MP5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9c72cc" officeooo:paragraph-rsid="00b1a603" style:font-size-asian="12pt" style:font-size-complex="12pt"/>
    </style:style>
    <style:style style:name="MT1" style:family="text">
      <style:text-properties officeooo:rsid="003019d7"/>
    </style:style>
    <style:style style:name="MT2" style:family="text">
      <style:text-properties style:font-name="Latin Modern Roman" fo:font-size="12pt" fo:font-style="italic" officeooo:rsid="00316630" style:font-size-asian="12pt" style:font-style-asian="italic" style:font-size-complex="12pt" style:font-style-complex="italic"/>
    </style:style>
    <style:style style:name="MT3" style:family="text">
      <style:text-properties style:font-name="Latin Modern Roman" fo:font-style="italic" style:font-style-asian="italic" style:font-style-complex="italic"/>
    </style:style>
    <style:style style:name="MT4" style:family="text">
      <style:text-properties style:font-name="Latin Modern Roman" fo:font-size="12pt" fo:font-style="italic" officeooo:rsid="0038b2d7" style:font-size-asian="12pt" style:font-style-asian="italic" style:font-size-complex="12pt" style:font-style-complex="italic"/>
    </style:style>
    <style:style style:name="MT5" style:family="text">
      <style:text-properties style:font-name="Latin Modern Roman" fo:font-size="12pt" officeooo:rsid="0038b2d7" style:font-size-asian="12pt" style:font-size-complex="12pt"/>
    </style:style>
    <style:style style:name="MT6" style:family="text">
      <style:text-properties style:font-name="Latin Modern Math" fo:font-size="12pt" officeooo:rsid="008f90d5" style:font-size-asian="12pt" style:font-size-complex="12pt"/>
    </style:style>
    <style:style style:name="MT7" style:family="text">
      <style:text-properties style:font-name="Latin Modern Math" fo:font-size="12pt" officeooo:rsid="009036bd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Algoritmos e Estruturas de Dados II – Relatório (Ordenação)</text:p>
        <text:p text:style-name="MP2">Caio Eduardo Ferreira de Miranda (GRR20232359<text:span text:style-name="MT1">)</text:span></text:p>
        <text:p text:style-name="MP3"><text:span text:style-name="MT2">Departamento de Informática – </text:span><text:span text:style-name="MT3">Universidade</text:span><text:span text:style-name="MT4"> Federal do Paraná</text:span><text:span text:style-name="MT5"> </text:span><text:span text:style-name="MT6">(</text:span><text:span text:style-name="MT7">UFPR</text:span><text:span text:style-name="MT6">)</text:span></text:p>
        <text:p text:style-name="MP4">Curitiba, Brasil</text:p>
        <text:p text:style-name="MP5">caio.miranda@ufpr.br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53:57.953011619</meta:creation-date>
    <dc:date>2023-10-05T11:25:16.191764501</dc:date>
    <meta:editing-duration>PT6H35M48S</meta:editing-duration>
    <meta:editing-cycles>158</meta:editing-cycles>
    <meta:generator>LibreOffice/7.5.7.1$Linux_X86_64 LibreOffice_project/50$Build-1</meta:generator>
    <meta:document-statistic meta:table-count="0" meta:image-count="0" meta:object-count="0" meta:page-count="2" meta:paragraph-count="41" meta:word-count="557" meta:character-count="3481" meta:non-whitespace-character-count="2953"/>
  </office:meta>
</office:document-meta>
</file>